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17in"/>
    </style:style>
    <style:style style:name="co3" style:family="table-column">
      <style:table-column-properties fo:break-before="auto" style:column-width="1.5583in"/>
    </style:style>
    <style:style style:name="co4" style:family="table-column">
      <style:table-column-properties fo:break-before="auto" style:column-width="1.8902in"/>
    </style:style>
    <style:style style:name="co5" style:family="table-column">
      <style:table-column-properties fo:break-before="auto" style:column-width="0.9437in"/>
    </style:style>
    <style:style style:name="co6" style:family="table-column">
      <style:table-column-properties fo:break-before="auto" style:column-width="7.6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709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8909in" fo:break-before="auto" style:use-optimal-row-height="true"/>
    </style:style>
    <style:style style:name="ro7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4pt" style:font-size-asian="14pt" style:font-size-complex="14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ru" style:country-asian="RU" style:font-style-asian="normal" style:font-weight-asian="normal" style:font-name-complex="Liberation 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erif" fo:font-size="12pt" style:letter-kerning="true" fo:language="en" fo:country="US" style:language-asian="ru" style:country-asian="RU" style:language-complex="en" style:country-complex="US" style:font-name-complex="Liberation Serif" style:font-size-asian="12pt" style:font-size-complex="12pt"/>
    </style:style>
    <style:style style:name="T2" style:family="text">
      <style:text-properties style:use-window-font-color="true" style:font-name="Liberation Serif" style:letter-kerning="true" fo:language="en" fo:country="US" style:language-asian="ru" style:country-asian="RU" style:language-complex="en" style:country-complex="US" style:font-name-complex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3"/>
        <table:table-column table:style-name="co4" table:default-cell-style-name="ce13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3"/>
          <table:table-cell table:style-name="ce17" office:value-type="string" calcext:value-type="string">
            <text:p>Вариант</text:p>
          </table:table-cell>
          <table:table-cell table:style-name="ce17" office:value-type="string" calcext:value-type="string" table:number-columns-spanned="2" table:number-rows-spanned="1">
            <text:p>Годовой объем производства,</text:p>
            <text:p>шт.</text:p>
          </table:table-cell>
          <table:covered-table-cell table:style-name="ce7"/>
          <table:table-cell table:style-name="ce17" office:value-type="string" calcext:value-type="string" table:number-columns-spanned="2" table:number-rows-spanned="1">
            <text:p>Среднегодовая стоимость основных производст-венных фондов,</text:p>
            <text:p>тыс.руб. </text:p>
          </table:table-cell>
          <table:covered-table-cell table:style-name="ce7"/>
          <table:table-cell table:style-name="ce8" office:value-type="string" calcext:value-type="string">
            <text:p>Себестоимость единицы продукции до технического перевооружения,</text:p>
            <text:p><text:span text:style-name="T1">руб</text:span><text:span text:style-name="T2">.</text:span></text:p>
          </table:table-cell>
          <table:table-cell/>
          <table:table-cell table:style-name="ce1" office:value-type="string" calcext:value-type="string" table:number-columns-spanned="2" table:number-rows-spanned="1">
            <text:p>Показатели</text:p>
          </table:table-cell>
          <table:covered-table-cell/>
          <table:table-cell table:style-name="ce3"/>
        </table:table-row>
        <table:table-row table:style-name="ro3">
          <table:table-cell/>
          <table:table-cell table:style-name="Default" table:number-columns-repeated="3"/>
          <table:table-cell table:number-columns-repeated="3"/>
          <table:table-cell table:style-name="ce5"/>
          <table:table-cell table:style-name="ce17" office:value-type="string" calcext:value-type="string">
            <text:p>до перевоору-</text:p>
            <text:p>жения</text:p>
          </table:table-cell>
          <table:table-cell table:style-name="ce17" office:value-type="string" calcext:value-type="string">
            <text:p>после</text:p>
            <text:p>перевоору-</text:p>
            <text:p>жения</text:p>
          </table:table-cell>
          <table:table-cell table:style-name="ce17" office:value-type="string" calcext:value-type="string">
            <text:p>до перевоору-</text:p>
            <text:p>жения</text:p>
          </table:table-cell>
          <table:table-cell table:style-name="ce17" office:value-type="string" calcext:value-type="string">
            <text:p>после</text:p>
            <text:p>перевоору-</text:p>
            <text:p>жения</text:p>
          </table:table-cell>
          <table:table-cell table:style-name="ce9"/>
          <table:table-cell/>
          <table:table-cell table:style-name="ce10" office:value-type="string" calcext:value-type="string">
            <text:p>Цена изделия, руб.</text:p>
          </table:table-cell>
          <table:table-cell table:style-name="ce11"/>
          <table:table-cell table:style-name="ce6" office:value-type="float" office:value="450" calcext:value-type="float">
            <text:p>450</text:p>
          </table:table-cell>
        </table:table-row>
        <table:table-row table:style-name="ro4">
          <table:table-cell/>
          <table:table-cell table:style-name="Default" table:number-columns-repeated="3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420" calcext:value-type="float">
            <text:p>142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340" calcext:value-type="float">
            <text:p>340</text:p>
          </table:table-cell>
          <table:table-cell/>
          <table:table-cell table:style-name="ce10" office:value-type="string" calcext:value-type="string">
            <text:p>Доля материальных затрат в себестоимости изделия до технического перевооружения</text:p>
          </table:table-cell>
          <table:table-cell table:style-name="ce11"/>
          <table:table-cell table:style-name="ce6" office:value-type="float" office:value="0.6" calcext:value-type="float">
            <text:p>0.6</text:p>
          </table:table-cell>
        </table:table-row>
        <table:table-row table:style-name="ro4">
          <table:table-cell/>
          <table:table-cell table:style-name="Default" table:number-columns-repeated="3"/>
          <table:table-cell table:number-columns-repeated="10"/>
          <table:table-cell table:style-name="ce10" office:value-type="string" calcext:value-type="string">
            <text:p>Доля заработной платы в себестоимости изделия до технического перевооружения</text:p>
          </table:table-cell>
          <table:table-cell table:style-name="ce11"/>
          <table:table-cell table:style-name="ce6" office:value-type="float" office:value="0.22" calcext:value-type="float">
            <text:p>0.22</text:p>
          </table:table-cell>
        </table:table-row>
        <table:table-row table:style-name="ro4">
          <table:table-cell/>
          <table:table-cell table:style-name="Default" table:number-columns-repeated="3"/>
          <table:table-cell table:number-columns-repeated="10"/>
          <table:table-cell table:style-name="ce10" office:value-type="string" calcext:value-type="string">
            <text:p>Доля основных средств в стоимости производственных фондов</text:p>
          </table:table-cell>
          <table:table-cell table:style-name="ce11"/>
          <table:table-cell table:style-name="ce6" office:value-type="float" office:value="0.6" calcext:value-type="float">
            <text:p>0.6</text:p>
          </table:table-cell>
        </table:table-row>
        <table:table-row table:style-name="ro5">
          <table:table-cell/>
          <table:table-cell table:style-name="ce1" office:value-type="string" calcext:value-type="string">
            <text:p>Показатели</text:p>
          </table:table-cell>
          <table:table-cell table:style-name="ce1" office:value-type="string" calcext:value-type="string">
            <text:p>до технического</text:p>
            <text:p>перевооружения</text:p>
          </table:table-cell>
          <table:table-cell table:style-name="ce1" office:value-type="string" calcext:value-type="string">
            <text:p>после технического </text:p>
            <text:p>перевооружения</text:p>
          </table:table-cell>
          <table:table-cell table:number-columns-repeated="10"/>
          <table:table-cell table:style-name="ce10" office:value-type="string" calcext:value-type="string">
            <text:p>Экономия по материальным затратам, %</text:p>
          </table:table-cell>
          <table:table-cell table:style-name="ce11"/>
          <table:table-cell table:style-name="ce6" office:value-type="float" office:value="12" calcext:value-type="float">
            <text:p>12</text:p>
          </table:table-cell>
        </table:table-row>
        <table:table-row table:style-name="ro6">
          <table:table-cell/>
          <table:table-cell office:value-type="string" calcext:value-type="string">
            <text:p>Экономия денежных средств на амортизационных отчислениях, руб.</text:p>
          </table:table-cell>
          <table:table-cell office:value-type="string" calcext:value-type="string">
            <text:p>Х</text:p>
          </table:table-cell>
          <table:table-cell table:formula="of:=ROUND((([.L4] * ([.Q8]/100) * 1000)/[.J4]) * ([.J4] - [.I4]); 2)" office:value-type="float" office:value="5949.3" calcext:value-type="float">
            <text:p>5949.3</text:p>
          </table:table-cell>
          <table:table-cell table:number-columns-repeated="10"/>
          <table:table-cell table:style-name="ce10" office:value-type="string" calcext:value-type="string">
            <text:p>Экономия по заработной плате основных производственных рабочих, %</text:p>
          </table:table-cell>
          <table:table-cell table:style-name="ce11"/>
          <table:table-cell table:style-name="ce6" office:value-type="float" office:value="8" calcext:value-type="float">
            <text:p>8</text:p>
          </table:table-cell>
        </table:table-row>
        <table:table-row table:style-name="ro7">
          <table:table-cell/>
          <table:table-cell office:value-type="string" calcext:value-type="string">
            <text:p>Экономия денежных средств по заработной плате на единицу продукции, руб.</text:p>
          </table:table-cell>
          <table:table-cell office:value-type="string" calcext:value-type="string">
            <text:p>Х</text:p>
          </table:table-cell>
          <table:table-cell table:formula="of:=ROUND([.M4]*[.Q5] * ([.Q8]/100); 2)" office:value-type="float" office:value="5.98" calcext:value-type="float">
            <text:p>5.98</text:p>
          </table:table-cell>
          <table:table-cell table:number-columns-repeated="10"/>
          <table:table-cell table:style-name="ce10" office:value-type="string" calcext:value-type="string">
            <text:p>Налог на добавленную стоимость, %</text:p>
          </table:table-cell>
          <table:table-cell table:style-name="ce11"/>
          <table:table-cell table:style-name="ce6" office:value-type="float" office:value="18" calcext:value-type="float">
            <text:p>18</text:p>
          </table:table-cell>
        </table:table-row>
        <table:table-row table:style-name="ro6">
          <table:table-cell/>
          <table:table-cell office:value-type="string" calcext:value-type="string">
            <text:p>Экономия денежных средств на материальных затратах на единицу продукции, руб.</text:p>
          </table:table-cell>
          <table:table-cell office:value-type="string" calcext:value-type="string">
            <text:p>Х</text:p>
          </table:table-cell>
          <table:table-cell table:formula="of:=ROUND([.M4]*[.Q4] * ([.Q7]/100);2 )" office:value-type="float" office:value="24.48" calcext:value-type="float">
            <text:p>24.48</text:p>
          </table:table-cell>
          <table:table-cell table:number-columns-repeated="10"/>
          <table:table-cell table:style-name="ce10" office:value-type="string" calcext:value-type="string">
            <text:p>Налог на прибыль, %</text:p>
          </table:table-cell>
          <table:table-cell table:style-name="ce11"/>
          <table:table-cell table:style-name="ce6" office:value-type="float" office:value="20" calcext:value-type="float">
            <text:p>20</text:p>
          </table:table-cell>
        </table:table-row>
        <table:table-row table:style-name="ro5">
          <table:table-cell/>
          <table:table-cell office:value-type="string" calcext:value-type="string">
            <text:p>Прирост амортизации на единицу продукции, руб.</text:p>
          </table:table-cell>
          <table:table-cell office:value-type="string" calcext:value-type="string">
            <text:p>Х</text:p>
          </table:table-cell>
          <table:table-cell table:style-name="Default" table:formula="of:=ROUND(([.L4] * 1000 * ([.Q11]/100))/[.J4] - ([.K4] * 1000 * ([.Q11]/100))/[.I4];2)" office:value-type="float" office:value="0.38" calcext:value-type="float">
            <text:p>0.38</text:p>
          </table:table-cell>
          <table:table-cell table:number-columns-repeated="10"/>
          <table:table-cell table:style-name="ce10" office:value-type="string" calcext:value-type="string">
            <text:p>Норма амортизации, %</text:p>
          </table:table-cell>
          <table:table-cell table:style-name="ce11"/>
          <table:table-cell table:style-name="ce6" office:value-type="float" office:value="8" calcext:value-type="float">
            <text:p>8</text:p>
          </table:table-cell>
        </table:table-row>
        <table:table-row table:style-name="ro5">
          <table:table-cell/>
          <table:table-cell office:value-type="string" calcext:value-type="string">
            <text:p>Себестоимость изделия, руб.</text:p>
          </table:table-cell>
          <table:table-cell office:value-type="string" calcext:value-type="string">
            <text:p>Х</text:p>
          </table:table-cell>
          <table:table-cell table:formula="of:=ROUND([.M4] - [.D9] - [.D10] + [.D11];2)" office:value-type="float" office:value="309.92" calcext:value-type="float">
            <text:p>309.92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Прибыль на единицу продукции, руб.</text:p>
          </table:table-cell>
          <table:table-cell table:formula="of:=[.Q3]-[.M4]" office:value-type="float" office:value="110" calcext:value-type="float">
            <text:p>110</text:p>
          </table:table-cell>
          <table:table-cell table:style-name="ce15" table:formula="of:=[.Q3]-[.D12]" office:value-type="float" office:value="140.08" calcext:value-type="float">
            <text:p>140.08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Налог на добавленную стоимость, руб.</text:p>
          </table:table-cell>
          <table:table-cell office:value-type="float" office:value="44.28" calcext:value-type="float">
            <text:p>44.28</text:p>
          </table:table-cell>
          <table:table-cell office:value-type="float" office:value="48.69" calcext:value-type="float">
            <text:p>48.69</text:p>
          </table:table-cell>
          <table:table-cell table:number-columns-repeated="13"/>
        </table:table-row>
        <table:table-row table:style-name="ro4">
          <table:table-cell/>
          <table:table-cell office:value-type="string" calcext:value-type="string">
            <text:p>Налог на прибыль, руб.</text:p>
          </table:table-cell>
          <table:table-cell office:value-type="float" office:value="13.14" calcext:value-type="float">
            <text:p>13.14</text:p>
          </table:table-cell>
          <table:table-cell office:value-type="float" office:value="18.28" calcext:value-type="float">
            <text:p>18.28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Чистая прибыль на единицу продукции, руб.</text:p>
          </table:table-cell>
          <table:table-cell office:value-type="float" office:value="52.58" calcext:value-type="float">
            <text:p>52.58</text:p>
          </table:table-cell>
          <table:table-cell office:value-type="float" office:value="73.12" calcext:value-type="float">
            <text:p>73.12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Чистая прибыль годового объема производства, руб.</text:p>
          </table:table-cell>
          <table:table-cell table:style-name="ce15" table:formula="of:=[.C16]*[.I4]" office:value-type="float" office:value="63096" calcext:value-type="float">
            <text:p>63096</text:p>
          </table:table-cell>
          <table:table-cell table:style-name="ce15" table:formula="of:=[.D16]*[.J4]" office:value-type="float" office:value="103830.4" calcext:value-type="float">
            <text:p>103830.4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Среднегодовая стоимость оборотных фондов, руб.</text:p>
          </table:table-cell>
          <table:table-cell office:value-type="float" office:value="400" calcext:value-type="float">
            <text:p>400</text:p>
          </table:table-cell>
          <table:table-cell office:value-type="float" office:value="480" calcext:value-type="float">
            <text:p>480</text:p>
          </table:table-cell>
          <table:table-cell table:number-columns-repeated="13"/>
        </table:table-row>
        <table:table-row table:style-name="ro7">
          <table:table-cell/>
          <table:table-cell office:value-type="string" calcext:value-type="string">
            <text:p>Среднегодовая стоимость производственных фондов, руб</text:p>
          </table:table-cell>
          <table:table-cell office:value-type="float" office:value="666.7" calcext:value-type="float">
            <text:p>666.7</text:p>
          </table:table-cell>
          <table:table-cell office:value-type="float" office:value="288" calcext:value-type="float">
            <text:p>288</text:p>
          </table:table-cell>
          <table:table-cell table:number-columns-repeated="13"/>
        </table:table-row>
        <table:table-row table:style-name="ro4">
          <table:table-cell/>
          <table:table-cell office:value-type="string" calcext:value-type="string">
            <text:p>Рентабельность изделия, %</text:p>
          </table:table-cell>
          <table:table-cell table:formula="of:=ROUND(([.C16]/[.$M$4])*100;2)" office:value-type="float" office:value="15.46" calcext:value-type="float">
            <text:p>15.46</text:p>
          </table:table-cell>
          <table:table-cell table:formula="of:=ROUND(([.D16]/[.D12])*100;2)" office:value-type="float" office:value="23.59" calcext:value-type="float">
            <text:p>23.59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Рентабельность производства, %</text:p>
          </table:table-cell>
          <table:table-cell table:formula="of:=ROUND([.C17]/[.C18]*100;2)" office:value-type="float" office:value="15774" calcext:value-type="float">
            <text:p>15774</text:p>
          </table:table-cell>
          <table:table-cell table:formula="of:=ROUND([.D17]/[.D18]*100;2)" office:value-type="float" office:value="21631.33" calcext:value-type="float">
            <text:p>21631.33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Темп роста рентабельности изделия, % </text:p>
          </table:table-cell>
          <table:table-cell office:value-type="string" calcext:value-type="string">
            <text:p>Х</text:p>
          </table:table-cell>
          <table:table-cell table:formula="of:=ROUND([.D20]/[.C20] * 100;2)" office:value-type="float" office:value="152.59" calcext:value-type="float">
            <text:p>152.59</text:p>
          </table:table-cell>
          <table:table-cell table:number-columns-repeated="13"/>
        </table:table-row>
        <table:table-row table:style-name="ro5">
          <table:table-cell/>
          <table:table-cell office:value-type="string" calcext:value-type="string">
            <text:p>Темп роста рентабельности производства, %</text:p>
          </table:table-cell>
          <table:table-cell office:value-type="string" calcext:value-type="string">
            <text:p>Х</text:p>
          </table:table-cell>
          <table:table-cell table:formula="of:=ROUND([.D21]/[.C21]*100;2)" office:value-type="float" office:value="137.13" calcext:value-type="float">
            <text:p>137.1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1:49:51.976719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02:51:05.304049961</meta:creation-date>
    <dc:date>2025-12-10T05:22:14.590880369</dc:date>
    <meta:editing-duration>PT2H41M37S</meta:editing-duration>
    <meta:editing-cycles>5</meta:editing-cycles>
    <meta:generator>LibreOffice/25.8.2.1$Linux_X86_64 LibreOffice_project/580$Build-1</meta:generator>
    <meta:document-statistic meta:table-count="1" meta:cell-count="84" meta:object-count="0"/>
  </office:meta>
</office:document-meta>
</file>